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361000001150DA3ADC2.png" manifest:media-type="image/png"/>
  <manifest:file-entry manifest:full-path="Pictures/1000000000000342000000A524AD0E41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swiss"/>
    <style:font-face style:name="Liberation Mono2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19.001cm" style:rel-column-width="65535*"/>
    </style:style>
    <style:style style:name="Tabla10.1" style:family="table-row">
      <style:table-row-properties style:min-row-height="0.997cm"/>
    </style:style>
    <style:style style:name="Tabla10.A1" style:family="table-cell">
      <style:table-cell-properties fo:background-color="#ffffcc" fo:padding="0.097cm" fo:border="0.05pt solid #000000">
        <style:background-image/>
      </style:table-cell-properties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9.001cm" style:rel-column-width="65535*"/>
    </style:style>
    <style:style style:name="Tabla6.1" style:family="table-row">
      <style:table-row-properties style:min-row-height="0.997cm"/>
    </style:style>
    <style:style style:name="Tabla6.A1" style:family="table-cell">
      <style:table-cell-properties fo:background-color="#ffffcc" fo:padding="0.097cm" fo:border="0.05pt solid #000000">
        <style:background-image/>
      </style:table-cell-properties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19.001cm" style:rel-column-width="65535*"/>
    </style:style>
    <style:style style:name="Tabla7.1" style:family="table-row">
      <style:table-row-properties style:min-row-height="0.997cm"/>
    </style:style>
    <style:style style:name="Tabla7.A1" style:family="table-cell">
      <style:table-cell-properties fo:background-color="#ffffcc" fo:padding="0.097cm" fo:border="0.05pt solid #000000">
        <style:background-image/>
      </style:table-cell-properties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A1" style:family="table-cell">
      <style:table-cell-properties fo:padding="0.097cm" fo:border="0.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9.001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5*"/>
    </style:style>
    <style:style style:name="Tabla5.A1" style:family="table-cell">
      <style:table-cell-properties fo:background-color="#ffffa6" fo:padding="0.097cm" fo:border="0.5pt solid #000000">
        <style:background-image/>
      </style:table-cell-properties>
    </style:style>
    <style:style style:name="P1" style:family="paragraph" style:parent-style-name="Standard" style:master-page-name="">
      <loext:graphic-properties draw:fill="none" draw:fill-color="#ffffff" draw:opacity="100%"/>
      <style:paragraph-properties style:page-number="auto" fo:break-before="page" fo:background-color="transparent"/>
      <style:text-properties fo:color="#ff3333" loext:opacity="100%" style:font-name="Arial" fo:font-size="8pt" fo:language="es" fo:country="ES" fo:font-weight="bold" officeooo:rsid="018fd709" officeooo:paragraph-rsid="0286edcb" fo:background-color="transparent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2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ff3333" loext:opacity="100%" style:font-name="Arial" fo:font-size="8pt" fo:language="es" fo:country="ES" fo:font-weight="bold" officeooo:rsid="018fd709" officeooo:paragraph-rsid="0286edcb" fo:background-color="transparent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ff3333" loext:opacity="100%" style:font-name="Arial" fo:font-size="8pt" fo:language="es" fo:country="ES" fo:font-weight="bold" officeooo:rsid="01956459" officeooo:paragraph-rsid="0286edcb" fo:background-color="transparent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ff3333" loext:opacity="100%" style:font-name="Arial" fo:font-size="8pt" fo:language="es" fo:country="ES" fo:font-weight="bold" officeooo:rsid="019608b5" officeooo:paragraph-rsid="0286edcb" fo:background-color="transparent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ff3333" loext:opacity="100%" style:font-name="Arial" fo:font-size="8pt" fo:language="es" fo:country="ES" fo:font-weight="bold" officeooo:rsid="0287f199" officeooo:paragraph-rsid="0286edcb" fo:background-color="transparent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6" style:family="paragraph" style:parent-style-name="Standard">
      <loext:graphic-properties draw:fill="none" draw:fill-color="#ffffff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fo:font-weight="normal" officeooo:rsid="027602ee" officeooo:paragraph-rsid="027e2364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7" style:family="paragraph" style:parent-style-name="Standard" style:list-style-name="L2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74d27e" officeooo:paragraph-rsid="0287f69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loext:graphic-properties draw:fill="solid" draw:fill-color="#cc99ff" draw:opacity="100%"/>
      <style:paragraph-properties fo:background-color="#cc99ff">
        <style:tab-stops>
          <style:tab-stop style:position="18.609cm" style:type="right"/>
        </style:tab-stops>
      </style:paragraph-properties>
      <style:text-properties fo:color="#000000" loext:opacity="100%" style:font-name="Arial" fo:font-size="10pt" fo:language="es" fo:country="ES" fo:font-weight="bold" officeooo:rsid="018eeb8e" officeooo:paragraph-rsid="0287f69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287f69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text-properties style:use-window-font-color="true" loext:opacity="0%" style:font-name="Arial" fo:font-size="10pt" fo:language="es" fo:country="ES" fo:font-weight="bold" officeooo:rsid="01d8c885" officeooo:paragraph-rsid="0287f69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text-properties fo:color="#000000" loext:opacity="100%" style:font-name="Arial" fo:font-size="10pt" fo:language="es" fo:country="ES" fo:font-weight="normal" officeooo:rsid="022402b4" officeooo:paragraph-rsid="028d3f9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text-properties fo:color="#000000" loext:opacity="100%" style:font-name="Arial" fo:font-size="10pt" fo:language="es" fo:country="ES" fo:font-weight="normal" officeooo:rsid="021f58b1" officeooo:paragraph-rsid="028d3f9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21f58b1" officeooo:paragraph-rsid="028e786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287f69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normal" officeooo:rsid="019dfae7" officeooo:paragraph-rsid="0287f69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text-properties fo:color="#000000" loext:opacity="100%" style:font-name="Arial" fo:font-size="9pt" fo:language="es" fo:country="ES" fo:font-weight="normal" officeooo:rsid="019dfae7" officeooo:paragraph-rsid="02950ca8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17" style:family="paragraph" style:parent-style-name="Standard" style:list-style-name="L3" style:master-page-name="">
      <loext:graphic-properties draw:fill="none"/>
      <style:paragraph-properties fo:margin-left="1.799cm" fo:margin-right="0cm" fo:text-indent="-1.199cm" style:auto-text-indent="false" style:page-number="auto" fo:background-color="transparent"/>
      <style:text-properties fo:color="#000000" loext:opacity="100%" style:font-name="Arial" fo:font-size="9pt" fo:language="es" fo:country="ES" fo:font-weight="normal" officeooo:rsid="019dfae7" officeooo:paragraph-rsid="02950ca8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18" style:family="paragraph" style:parent-style-name="Standard" style:list-style-name="L3">
      <loext:graphic-properties draw:fill="none"/>
      <style:paragraph-properties fo:margin-left="1.799cm" fo:margin-right="0cm" fo:text-indent="-1.199cm" style:auto-text-indent="false" fo:background-color="transparent"/>
      <style:text-properties fo:color="#000000" loext:opacity="100%" style:font-name="Arial" fo:font-size="9pt" fo:language="es" fo:country="ES" fo:font-weight="normal" officeooo:rsid="019dfae7" officeooo:paragraph-rsid="02950ca8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19" style:family="paragraph" style:parent-style-name="Standard" style:list-style-name="L3">
      <loext:graphic-properties draw:fill="none"/>
      <style:paragraph-properties fo:margin-left="1.799cm" fo:margin-right="0cm" fo:text-indent="0cm" style:auto-text-indent="false" fo:background-color="transparent"/>
      <style:text-properties fo:color="#000000" loext:opacity="100%" style:font-name="Arial" fo:font-size="9pt" fo:language="es" fo:country="ES" fo:font-weight="normal" officeooo:rsid="019dfae7" officeooo:paragraph-rsid="02950ca8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0" style:family="paragraph" style:parent-style-name="Standard">
      <style:text-properties fo:color="#000000" loext:opacity="100%" style:font-name="Arial" fo:font-size="10pt" fo:language="es" fo:country="ES" fo:font-weight="bold" officeooo:rsid="02907331" officeooo:paragraph-rsid="0296aa90" fo:background-color="#ffff0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 style:list-style-name="L4">
      <style:text-properties fo:color="#000000" loext:opacity="100%" style:font-name="Arial" fo:font-size="10pt" fo:language="es" fo:country="ES" fo:font-weight="bold" officeooo:rsid="02907331" officeooo:paragraph-rsid="0296aa90" fo:background-color="#ffff0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Standard" style:list-style-name="L4">
      <style:text-properties fo:color="#000000" loext:opacity="100%" style:font-name="Arial" fo:font-size="10pt" fo:language="es" fo:country="ES" fo:font-weight="bold" officeooo:rsid="0296aa90" officeooo:paragraph-rsid="0296aa90" fo:background-color="#ffff0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>
      <loext:graphic-properties draw:fill="none" draw:fill-color="#ffffff"/>
      <style:paragraph-properties fo:background-color="transparent"/>
      <style:text-properties style:font-name="Arial" fo:font-size="10pt" fo:language="es" fo:country="ES" fo:font-weight="normal" officeooo:rsid="027602ee" officeooo:paragraph-rsid="0287f694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24" style:family="paragraph" style:parent-style-name="Standard">
      <loext:graphic-properties draw:fill="solid" draw:fill-color="#ccccff" draw:opacity="100%"/>
      <style:paragraph-properties fo:background-color="#ccccff"/>
      <style:text-properties fo:color="#000000" loext:opacity="100%" style:font-name="Arial" fo:font-size="10pt" fo:language="es" fo:country="ES" fo:font-weight="bold" officeooo:rsid="018eeb8e" officeooo:paragraph-rsid="02950ca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Standard">
      <style:text-properties fo:color="#000000" loext:opacity="100%" style:font-name="Arial" fo:font-size="10pt" fo:language="es" fo:country="ES" fo:font-weight="normal" officeooo:rsid="01994620" officeooo:paragraph-rsid="02950ca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text-properties fo:color="#000000" loext:opacity="100%" style:font-name="Arial" fo:font-size="10pt" fo:language="es" fo:country="ES" fo:font-weight="normal" officeooo:rsid="02d68479" officeooo:paragraph-rsid="02d6847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Standard">
      <loext:graphic-properties draw:fill="solid" draw:fill-color="#eeeeee" draw:opacity="100%"/>
      <style:paragraph-properties fo:background-color="#eeeeee"/>
      <style:text-properties fo:color="#000000" loext:opacity="100%" style:font-name="Arial" fo:font-size="10pt" fo:language="es" fo:country="ES" fo:font-weight="bold" officeooo:rsid="02bac488" officeooo:paragraph-rsid="02cd4cc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Standard">
      <style:text-properties fo:color="#000000" loext:opacity="100%" style:font-name="Arial" fo:font-size="10pt" fo:language="es" fo:country="ES" fo:font-weight="normal" officeooo:rsid="01837cce" officeooo:paragraph-rsid="02b8c9c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9" style:family="paragraph" style:parent-style-name="Standard">
      <style:text-properties fo:color="#000000" loext:opacity="100%" style:font-name="Arial" fo:font-size="10pt" fo:language="es" fo:country="ES" fo:font-weight="normal" officeooo:rsid="02d2c067" officeooo:paragraph-rsid="02d2c06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0" style:family="paragraph" style:parent-style-name="Standard" style:list-style-name="L5">
      <style:text-properties fo:color="#000000" loext:opacity="100%" style:font-name="Arial" fo:font-size="10pt" fo:language="es" fo:country="ES" fo:font-weight="normal" officeooo:rsid="02d3fc4c" officeooo:paragraph-rsid="02d3fc4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1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2b8c9c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Standard">
      <style:text-properties fo:color="#000000" loext:opacity="100%" style:font-name="Arial" fo:font-size="10pt" fo:language="es" fo:country="ES" fo:font-weight="normal" officeooo:rsid="02d3c0fb" officeooo:paragraph-rsid="02d3c0fb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Table_20_Contents">
      <style:text-properties style:font-name="Arial" fo:font-size="10pt" fo:language="zxx" fo:country="none" officeooo:rsid="018def64" officeooo:paragraph-rsid="02b8c9c1" fo:background-color="#cccccc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fo:language="zxx" fo:country="none" officeooo:rsid="02cf0cf0" officeooo:paragraph-rsid="02b8c9c1" fo:background-color="transparent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style:font-name="Arial" fo:font-size="10pt" fo:language="zxx" fo:country="none" officeooo:rsid="018def64" officeooo:paragraph-rsid="02d2c067" fo:background-color="#cccccc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Arial" fo:font-size="10pt" fo:language="zxx" fo:country="none" officeooo:rsid="01918df5" officeooo:paragraph-rsid="02d2c067" fo:background-color="#ff99ff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2cf0cf0" officeooo:paragraph-rsid="02d2c067" fo:background-color="transparent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ad4444" officeooo:paragraph-rsid="02d2c067" fo:background-color="transparent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2b8c9c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text-properties fo:color="#000000" loext:opacity="100%" style:font-name="Arial" fo:font-size="10pt" fo:language="es" fo:country="ES" fo:font-weight="normal" officeooo:rsid="01837cce" officeooo:paragraph-rsid="02bb438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text-properties officeooo:rsid="02d4139b" officeooo:paragraph-rsid="02d4f617"/>
    </style:style>
    <style:style style:name="P42" style:family="paragraph" style:parent-style-name="Table_20_Contents">
      <style:text-properties style:font-name="Arial" fo:font-size="10pt" fo:language="zxx" fo:country="none" officeooo:rsid="018def64" officeooo:paragraph-rsid="02d4139b" fo:background-color="#cccccc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style:font-name="Arial" fo:font-size="10pt" fo:language="zxx" fo:country="none" officeooo:rsid="01918df5" officeooo:paragraph-rsid="02d4139b" fo:background-color="#ff99f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2cf0cf0" officeooo:paragraph-rsid="02d517b5" fo:background-color="transparent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2cf0cf0" officeooo:paragraph-rsid="02d4139b" fo:background-color="transparent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ad4444" officeooo:paragraph-rsid="02d517b5" fo:background-color="transparent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ad4444" officeooo:paragraph-rsid="02d4139b" fo:background-color="transparent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Arial" fo:font-size="10pt" fo:language="zxx" fo:country="none" officeooo:rsid="02d4139b" officeooo:paragraph-rsid="02d4139b" fo:background-color="#cccccc" style:font-size-asian="10pt" style:language-asian="zxx" style:country-asian="none" style:font-size-complex="10pt" style:language-complex="zxx" style:country-complex="none"/>
    </style:style>
    <style:style style:name="P49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2d4139b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0" style:family="paragraph" style:parent-style-name="Standard">
      <loext:graphic-properties draw:fill="solid" draw:fill-color="#eeeeee" draw:opacity="100%"/>
      <style:paragraph-properties fo:background-color="#eeeeee"/>
      <style:text-properties fo:color="#000000" loext:opacity="100%" style:font-name="Arial" fo:font-size="10pt" fo:language="es" fo:country="ES" fo:font-weight="bold" officeooo:rsid="02bac488" officeooo:paragraph-rsid="02d517b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Standard">
      <style:text-properties fo:color="#000000" loext:opacity="100%" style:font-name="Arial" fo:font-size="10pt" fo:language="es" fo:country="ES" fo:font-weight="normal" officeooo:rsid="01837cce" officeooo:paragraph-rsid="02d517b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2" style:family="paragraph" style:parent-style-name="Standard">
      <style:text-properties officeooo:rsid="02d4139b" officeooo:paragraph-rsid="02d517b5"/>
    </style:style>
    <style:style style:name="P53" style:family="paragraph" style:parent-style-name="Standard">
      <style:text-properties fo:color="#000000" loext:opacity="100%" style:font-name="Arial" fo:font-size="10pt" fo:language="es" fo:country="ES" fo:font-weight="normal" officeooo:rsid="02d517b5" officeooo:paragraph-rsid="02d6847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2d517b5" officeooo:paragraph-rsid="02d6847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color="#000000" loext:opacity="100%" style:font-name="Arial" fo:font-size="10pt" fo:language="es" fo:country="ES" fo:font-weight="normal" officeooo:rsid="02d517b5" officeooo:paragraph-rsid="02d6847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2d68479" officeooo:paragraph-rsid="02d810a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7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2950ca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8" style:family="paragraph" style:parent-style-name="Standard">
      <loext:graphic-properties draw:fill="solid" draw:fill-color="#ccccff" draw:opacity="100%"/>
      <style:paragraph-properties fo:background-color="#ccccff"/>
      <style:text-properties fo:color="#000000" loext:opacity="100%" style:font-name="Arial" fo:font-size="10pt" fo:language="es" fo:country="ES" fo:font-weight="bold" officeooo:rsid="018eeb8e" officeooo:paragraph-rsid="02d517b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Standard">
      <style:text-properties fo:color="#000000" loext:opacity="100%" style:font-name="Arial" fo:font-size="10pt" fo:language="es" fo:country="ES" fo:font-weight="normal" officeooo:rsid="01994620" officeooo:paragraph-rsid="0295492b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0" style:family="paragraph" style:parent-style-name="Standard">
      <style:text-properties officeooo:paragraph-rsid="0295492b"/>
    </style:style>
    <style:style style:name="P61" style:family="paragraph" style:parent-style-name="Standard" style:list-style-name="L6">
      <style:text-properties officeooo:paragraph-rsid="0295492b"/>
    </style:style>
    <style:style style:name="P62" style:family="paragraph" style:parent-style-name="Standard" style:list-style-name="L6">
      <style:text-properties officeooo:rsid="029c9055" officeooo:paragraph-rsid="029c9055"/>
    </style:style>
    <style:style style:name="P63" style:family="paragraph" style:parent-style-name="Standard">
      <style:text-properties fo:color="#000000" loext:opacity="100%" style:font-name="Courier New" fo:font-size="10pt" fo:language="es" fo:country="ES" fo:font-weight="bold" officeooo:rsid="0183c688" officeooo:paragraph-rsid="0295492b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4" style:family="paragraph" style:parent-style-name="Standard">
      <loext:graphic-properties draw:fill="none"/>
      <style:paragraph-properties fo:margin-left="-0.101cm" fo:margin-right="0.101cm" fo:text-indent="0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2a39cb9" officeooo:paragraph-rsid="02a39cb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text-properties style:font-name="Arial" fo:font-size="10pt" fo:font-weight="bold" officeooo:rsid="02a39cb9" officeooo:paragraph-rsid="02a39cb9" style:font-size-asian="10pt" style:font-weight-asian="bold" style:font-size-complex="10pt" style:font-weight-complex="bold"/>
    </style:style>
    <style:style style:name="P66" style:family="paragraph" style:parent-style-name="Table_20_Contents">
      <style:text-properties officeooo:paragraph-rsid="02d9330a"/>
    </style:style>
    <style:style style:name="P67" style:family="paragraph" style:parent-style-name="Table_20_Contents">
      <style:text-properties fo:color="#000000" loext:opacity="100%" style:font-name="Courier New" fo:font-size="10pt" fo:language="es" fo:country="ES" fo:font-weight="bold" officeooo:rsid="02d9330a" officeooo:paragraph-rsid="02d9330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text-properties fo:color="#ff0000" loext:opacity="100%" style:font-name="Courier New" fo:font-size="10pt" fo:language="es" fo:country="ES" fo:font-weight="bold" officeooo:rsid="02dca26a" officeooo:paragraph-rsid="02dca26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Standard">
      <style:text-properties fo:color="#000000" loext:opacity="100%" style:font-name="Courier New" fo:font-size="10pt" fo:language="es" fo:country="ES" fo:font-weight="bold" officeooo:rsid="019756a3" officeooo:paragraph-rsid="0295492b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0" style:family="paragraph" style:parent-style-name="Standard">
      <loext:graphic-properties draw:fill="none"/>
      <style:paragraph-properties fo:margin-left="-0.101cm" fo:margin-right="0.101cm" fo:text-indent="0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2a39cb9" officeooo:paragraph-rsid="02b7515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Standard">
      <loext:graphic-properties draw:fill="none"/>
      <style:paragraph-properties fo:margin-left="-0.101cm" fo:margin-right="0.101cm" fo:text-indent="0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2a39cb9" officeooo:paragraph-rsid="02a501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2" style:family="paragraph" style:parent-style-name="Table_20_Contents">
      <style:text-properties style:font-name="Arial" fo:font-size="10pt" fo:font-weight="bold" officeooo:rsid="02a39cb9" officeooo:paragraph-rsid="02a501d8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style:font-name="Courier New" fo:font-size="10pt" fo:font-weight="bold" officeooo:rsid="02a39cb9" officeooo:paragraph-rsid="02daebfe" style:font-size-asian="10pt" style:font-weight-asian="bold" style:font-size-complex="10pt" style:font-weight-complex="bold"/>
    </style:style>
    <style:style style:name="P74" style:family="paragraph" style:parent-style-name="Table_20_Contents">
      <style:text-properties fo:color="#000000" loext:opacity="100%" style:font-name="Courier New" fo:font-size="10pt" fo:language="es" fo:country="ES" fo:font-weight="bold" officeooo:rsid="02d9330a" officeooo:paragraph-rsid="02dae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5" style:family="paragraph" style:parent-style-name="Table_20_Contents">
      <style:text-properties fo:color="#000000" loext:opacity="100%" style:font-name="Courier New" fo:font-size="10pt" fo:language="es" fo:country="ES" fo:font-weight="bold" officeooo:rsid="02d9330a" officeooo:paragraph-rsid="02dbb4e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6" style:family="paragraph" style:parent-style-name="Table_20_Contents">
      <style:text-properties fo:color="#ff0000" loext:opacity="100%" style:font-name="Courier New" fo:font-size="10pt" fo:language="es" fo:country="ES" fo:font-weight="bold" officeooo:rsid="02db37c3" officeooo:paragraph-rsid="02dbb4e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7" style:family="paragraph" style:parent-style-name="Standard">
      <style:text-properties fo:color="#000000" loext:opacity="100%" style:font-name="Courier New" fo:font-size="10pt" fo:language="es" fo:country="ES" fo:font-weight="bold" officeooo:rsid="019756a3" officeooo:paragraph-rsid="02a501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8" style:family="paragraph" style:parent-style-name="Standard">
      <loext:graphic-properties draw:fill="none"/>
      <style:paragraph-properties fo:margin-left="-0.101cm" fo:margin-right="0.101cm" fo:text-indent="0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2a91d1d" officeooo:paragraph-rsid="02a501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Table_20_Contents">
      <style:text-properties style:font-name="Courier New" fo:font-size="10pt" fo:font-weight="bold" officeooo:rsid="02a39cb9" officeooo:paragraph-rsid="02a501d8" style:font-size-asian="10pt" style:font-weight-asian="bold" style:font-size-complex="10pt" style:font-weight-complex="bold"/>
    </style:style>
    <style:style style:name="P80" style:family="paragraph" style:parent-style-name="Standard">
      <style:text-properties fo:color="#000000" loext:opacity="100%" style:font-name="Arial" fo:font-size="10pt" fo:language="es" fo:country="ES" fo:font-weight="normal" officeooo:rsid="019e6387" officeooo:paragraph-rsid="02a501d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1" style:family="paragraph" style:parent-style-name="Heading_20_2">
      <style:text-properties style:font-name="Arial" fo:font-size="10pt" style:font-size-asian="10pt" style:font-size-complex="10pt"/>
    </style:style>
    <style:style style:name="P82" style:family="paragraph" style:parent-style-name="Text_20_body">
      <style:text-properties style:font-name="Arial" fo:font-size="10pt" style:font-size-asian="10pt" style:font-size-complex="10pt"/>
    </style:style>
    <style:style style:name="P83" style:family="paragraph" style:parent-style-name="Horizontal_20_Line">
      <style:text-properties style:font-name="Arial" fo:font-size="10pt" style:font-size-asian="10pt" style:font-size-complex="10pt"/>
    </style:style>
    <style:style style:name="P84" style:family="paragraph" style:parent-style-name="Heading_20_3">
      <style:text-properties style:font-name="Arial" fo:font-size="10pt" style:font-size-asian="10pt" style:font-size-complex="10pt"/>
    </style:style>
    <style:style style:name="P85" style:family="paragraph" style:parent-style-name="Quotations">
      <style:text-properties style:font-name="Arial" fo:font-size="10pt" style:font-size-asian="10pt" style:font-size-complex="10pt"/>
    </style:style>
    <style:style style:name="P86" style:family="paragraph" style:parent-style-name="Preformatted_20_Text">
      <style:text-properties style:font-name="Arial"/>
    </style:style>
    <style:style style:name="P87" style:family="paragraph" style:parent-style-name="Preformatted_20_Text">
      <style:paragraph-properties fo:margin-top="0cm" fo:margin-bottom="0.499cm" style:contextual-spacing="false"/>
      <style:text-properties style:font-name="Arial"/>
    </style:style>
    <style:style style:name="P88" style:family="paragraph" style:parent-style-name="Table_20_Contents">
      <style:text-properties style:font-name="Arial" fo:font-size="10pt" style:font-size-asian="10pt" style:font-size-complex="10pt"/>
    </style:style>
    <style:style style:name="P89" style:family="paragraph" style:parent-style-name="Standard">
      <style:text-properties fo:color="#000000" loext:opacity="100%" style:font-name="Arial" fo:font-size="10pt" fo:language="es" fo:country="ES" fo:font-weight="normal" officeooo:rsid="019e6387" officeooo:paragraph-rsid="0295492b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officeooo:rsid="01956459"/>
    </style:style>
    <style:style style:name="T2" style:family="text">
      <style:text-properties officeooo:rsid="0197d6b2"/>
    </style:style>
    <style:style style:name="T3" style:family="text">
      <style:text-properties officeooo:rsid="018d9789"/>
    </style:style>
    <style:style style:name="T4" style:family="text">
      <style:text-properties officeooo:rsid="01c4d2e6"/>
    </style:style>
    <style:style style:name="T5" style:family="text">
      <style:text-properties officeooo:rsid="028d3f94"/>
    </style:style>
    <style:style style:name="T6" style:family="text">
      <style:text-properties fo:color="#000000" loext:opacity="100%" fo:font-weight="normal" officeooo:rsid="028d3f94" style:font-weight-asian="normal" style:font-weight-complex="normal"/>
    </style:style>
    <style:style style:name="T7" style:family="text">
      <style:text-properties fo:color="#000000" loext:opacity="100%" fo:font-weight="normal" officeooo:rsid="0255c51c" style:font-weight-asian="normal" style:font-weight-complex="normal"/>
    </style:style>
    <style:style style:name="T8" style:family="text">
      <style:text-properties fo:color="#000000" loext:opacity="100%" fo:font-weight="normal" officeooo:rsid="0220f302" style:font-weight-asian="normal" style:font-weight-complex="normal"/>
    </style:style>
    <style:style style:name="T9" style:family="text">
      <style:text-properties fo:color="#000000" loext:opacity="100%" fo:font-weight="normal" officeooo:rsid="022402b4" style:font-weight-asian="normal" style:font-weight-complex="normal"/>
    </style:style>
    <style:style style:name="T10" style:family="text">
      <style:text-properties officeooo:rsid="022402b4"/>
    </style:style>
    <style:style style:name="T11" style:family="text">
      <style:text-properties officeooo:rsid="0255c51c"/>
    </style:style>
    <style:style style:name="T12" style:family="text">
      <style:text-properties officeooo:rsid="02468a4f"/>
    </style:style>
    <style:style style:name="T13" style:family="text">
      <style:text-properties fo:color="#c9211e" loext:opacity="100%" fo:font-weight="bold" style:font-weight-asian="bold" style:font-weight-complex="bold"/>
    </style:style>
    <style:style style:name="T14" style:family="text">
      <style:text-properties fo:color="#c9211e" loext:opacity="100%" fo:font-weight="bold" officeooo:rsid="02468a4f" style:font-weight-asian="bold" style:font-weight-complex="bold"/>
    </style:style>
    <style:style style:name="T15" style:family="text">
      <style:text-properties fo:color="#c9211e" loext:opacity="100%" fo:font-weight="bold" officeooo:rsid="0255c8e4" style:font-weight-asian="bold" style:font-weight-complex="bold"/>
    </style:style>
    <style:style style:name="T16" style:family="text">
      <style:text-properties fo:color="#c9211e" loext:opacity="100%" fo:font-weight="bold" officeooo:rsid="028d3f94" style:font-weight-asian="bold" style:font-weight-complex="bold"/>
    </style:style>
    <style:style style:name="T17" style:family="text">
      <style:text-properties officeooo:rsid="02311545"/>
    </style:style>
    <style:style style:name="T18" style:family="text">
      <style:text-properties officeooo:rsid="0293c35e"/>
    </style:style>
    <style:style style:name="T19" style:family="text">
      <style:text-properties officeooo:rsid="0255c8e4"/>
    </style:style>
    <style:style style:name="T20" style:family="text">
      <style:text-properties officeooo:rsid="01cab47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1a16f56"/>
    </style:style>
    <style:style style:name="T23" style:family="text">
      <style:text-properties officeooo:rsid="0296aa90"/>
    </style:style>
    <style:style style:name="T24" style:family="text">
      <style:text-properties officeooo:rsid="02b45ea2"/>
    </style:style>
    <style:style style:name="T25" style:family="text">
      <style:text-properties officeooo:rsid="02950ca8"/>
    </style:style>
    <style:style style:name="T26" style:family="text">
      <style:text-properties fo:color="#808080" loext:opacity="100%" fo:font-style="italic" style:font-style-asian="italic" style:font-style-complex="italic"/>
    </style:style>
    <style:style style:name="T27" style:family="text">
      <style:text-properties fo:color="#808080" loext:opacity="100%" fo:font-style="italic" officeooo:rsid="02bef273" style:font-style-asian="italic" style:font-style-complex="italic"/>
    </style:style>
    <style:style style:name="T28" style:family="text">
      <style:text-properties style:use-window-font-color="true" loext:opacity="0%" style:font-name="Courier New" fo:font-weight="bold" style:font-weight-asian="bold" style:font-weight-complex="bold"/>
    </style:style>
    <style:style style:name="T29" style:family="text">
      <style:text-properties fo:language="zxx" fo:country="none" officeooo:rsid="01918df5" fo:background-color="#ff99ff" loext:char-shading-value="0"/>
    </style:style>
    <style:style style:name="T30" style:family="text">
      <style:text-properties fo:language="zxx" fo:country="none" officeooo:rsid="01918df5"/>
    </style:style>
    <style:style style:name="T31" style:family="text">
      <style:text-properties fo:language="zxx" fo:country="none"/>
    </style:style>
    <style:style style:name="T32" style:family="text">
      <style:text-properties fo:color="#808080" loext:opacity="100%" fo:font-style="italic" officeooo:rsid="018eeb8e" style:font-style-asian="italic" style:font-style-complex="italic"/>
    </style:style>
    <style:style style:name="T33" style:family="text">
      <style:text-properties fo:color="#808080" loext:opacity="100%" fo:font-style="italic" officeooo:rsid="02cf0cf0" style:font-style-asian="italic" style:font-style-complex="italic"/>
    </style:style>
    <style:style style:name="T34" style:family="text">
      <style:text-properties officeooo:rsid="01918df5" fo:background-color="#99ff33" loext:char-shading-value="0"/>
    </style:style>
    <style:style style:name="T35" style:family="text">
      <style:text-properties officeooo:rsid="02d3c0fb"/>
    </style:style>
    <style:style style:name="T36" style:family="text">
      <style:text-properties officeooo:rsid="02d4139b"/>
    </style:style>
    <style:style style:name="T37" style:family="text">
      <style:text-properties officeooo:rsid="02d810a5"/>
    </style:style>
    <style:style style:name="T38" style:family="text">
      <style:text-properties officeooo:rsid="01837cce"/>
    </style:style>
    <style:style style:name="T39" style:family="text">
      <style:text-properties officeooo:rsid="018fe623"/>
    </style:style>
    <style:style style:name="T40" style:family="text">
      <style:text-properties officeooo:rsid="01918df5"/>
    </style:style>
    <style:style style:name="T41" style:family="text">
      <style:text-properties officeooo:rsid="02d4f617"/>
    </style:style>
    <style:style style:name="T42" style:family="text">
      <style:text-properties officeooo:rsid="02d68479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2cf0cf0" fo:background-color="transparent" loext:char-shading-value="0"/>
    </style:style>
    <style:style style:name="T45" style:family="text">
      <style:text-properties officeooo:rsid="02d2c067" fo:background-color="transparent" loext:char-shading-value="0"/>
    </style:style>
    <style:style style:name="T46" style:family="text">
      <style:text-properties officeooo:rsid="02cf0cf0"/>
    </style:style>
    <style:style style:name="T47" style:family="text">
      <style:text-properties officeooo:rsid="01918df5" fo:background-color="transparent" loext:char-shading-value="0"/>
    </style:style>
    <style:style style:name="T48" style:family="text">
      <style:text-properties officeooo:rsid="01918df5" fo:background-color="#ff99ff" loext:char-shading-value="0"/>
    </style:style>
    <style:style style:name="T49" style:family="text">
      <style:text-properties fo:background-color="#ff69b4" loext:char-shading-value="0"/>
    </style:style>
    <style:style style:name="T50" style:family="text">
      <style:text-properties officeooo:rsid="02d030f3" fo:background-color="#ff69b4" loext:char-shading-value="0"/>
    </style:style>
    <style:style style:name="T51" style:family="text">
      <style:text-properties officeooo:rsid="02d030f3"/>
    </style:style>
    <style:style style:name="T52" style:family="text">
      <style:text-properties officeooo:rsid="02bb4385"/>
    </style:style>
    <style:style style:name="T53" style:family="text">
      <style:text-properties fo:color="#808080" loext:opacity="100%" fo:font-style="italic" officeooo:rsid="02d4f617" style:font-style-asian="italic" style:font-style-complex="italic"/>
    </style:style>
    <style:style style:name="T54" style:family="text">
      <style:text-properties fo:color="#000000" loext:opacity="100%" style:font-name="Arial" fo:font-size="10pt" fo:language="es" fo:country="ES" fo:font-weight="normal" officeooo:rsid="02bb4385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5" style:family="text">
      <style:text-properties fo:color="#000000" loext:opacity="100%" style:font-name="Arial" fo:font-size="10pt" fo:language="es" fo:country="ES" fo:font-weight="normal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6" style:family="text">
      <style:text-properties fo:color="#000000" loext:opacity="100%" style:font-name="Arial" fo:font-size="10pt" fo:language="es" fo:country="ES" fo:font-weight="normal" officeooo:rsid="02d4f617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7" style:family="text">
      <style:text-properties fo:color="#000000" loext:opacity="100%" style:font-name="Arial" fo:font-size="10pt" fo:language="zxx" fo:country="none" fo:font-weight="normal" officeooo:rsid="01918df5" fo:background-color="#99ff33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8" style:family="text">
      <style:text-properties fo:color="#000000" loext:opacity="100%" style:font-name="Arial" fo:font-size="10pt" fo:language="zxx" fo:country="none" fo:font-weight="normal" fo:background-color="#99ff33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9" style:family="text">
      <style:text-properties fo:color="#000000" loext:opacity="100%" style:font-name="Arial" fo:font-size="10pt" fo:language="es" fo:country="ES" fo:font-weight="normal" officeooo:rsid="02d810a5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0" style:family="text">
      <style:text-properties fo:color="#000000" loext:opacity="100%" style:font-name="Arial" fo:font-size="10pt" fo:language="es" fo:country="ES" fo:font-weight="normal" officeooo:rsid="02d517b5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1" style:family="text">
      <style:text-properties officeooo:rsid="01ad4444"/>
    </style:style>
    <style:style style:name="T62" style:family="text">
      <style:text-properties officeooo:rsid="02cf0cf0" fo:background-color="#ff69b4" loext:char-shading-value="0"/>
    </style:style>
    <style:style style:name="T63" style:family="text">
      <style:text-properties fo:background-color="#99ff33" loext:char-shading-value="0"/>
    </style:style>
    <style:style style:name="T64" style:family="text">
      <style:text-properties officeooo:rsid="02d517b5"/>
    </style:style>
    <style:style style:name="T65" style:family="text">
      <style:text-properties fo:color="#808080" loext:opacity="100%" fo:font-style="italic" officeooo:rsid="02d517b5" style:font-style-asian="italic" style:font-style-complex="italic"/>
    </style:style>
    <style:style style:name="T66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officeooo:rsid="0295492b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color="#000000" loext:opacity="100%" style:font-name="Arial" fo:font-size="10pt" fo:language="es" fo:country="ES" fo:font-weight="normal" officeooo:rsid="019756a3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0" style:family="text">
      <style:text-properties fo:color="#000000" loext:opacity="100%" style:font-name="Arial" fo:font-size="10pt" fo:language="es" fo:country="ES" fo:font-weight="normal" officeooo:rsid="018fd709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1" style:family="text">
      <style:text-properties fo:color="#000000" loext:opacity="100%" style:font-name="Arial" fo:font-size="11pt" fo:language="es" fo:country="ES" fo:font-style="italic" fo:font-weight="normal" officeooo:rsid="01972c66" fo:background-color="transparent" loext:char-shading-value="0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72" style:family="text">
      <style:text-properties fo:color="#000000" loext:opacity="100%" style:font-name="Arial" fo:font-size="12pt" fo:language="es" fo:country="ES" fo:font-style="italic" fo:font-weight="normal" officeooo:rsid="01972c66" fo:background-color="transparent" loext:char-shading-value="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73" style:family="text">
      <style:text-properties fo:color="#000000" loext:opacity="100%" style:font-name="Arial" fo:font-size="10pt" fo:language="es" fo:country="ES" fo:font-weight="normal" officeooo:rsid="019dd28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4" style:family="text">
      <style:text-properties fo:color="#000000" loext:opacity="100%" style:font-name="Arial" fo:font-size="10pt" fo:language="es" fo:country="ES" fo:font-weight="normal" officeooo:rsid="02a25a8a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5" style:family="text">
      <style:text-properties fo:color="#000000" loext:opacity="100%" style:font-name="Arial" fo:font-size="10pt" fo:language="es" fo:country="ES" fo:font-weight="normal" officeooo:rsid="019e6387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6" style:family="text">
      <style:text-properties fo:color="#000000" loext:opacity="100%" style:font-name="Arial" fo:font-size="10pt" fo:language="es" fo:country="ES" fo:font-weight="normal" officeooo:rsid="02a39cb9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7" style:family="text">
      <style:text-properties fo:color="#000000" loext:opacity="100%" style:font-name="Arial" fo:font-size="10pt" fo:language="es" fo:country="ES" fo:font-weight="normal" officeooo:rsid="02a65d3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8" style:family="text">
      <style:text-properties fo:color="#0000ff" loext:opacity="100%" style:font-name="Arial" fo:font-size="10pt" fo:language="es" fo:country="ES" fo:font-weight="bold" officeooo:rsid="019e6387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9" style:family="text">
      <style:text-properties fo:color="#0000ff" loext:opacity="100%" style:font-name="Arial" fo:font-size="10pt" fo:language="es" fo:country="ES" fo:font-weight="bold" officeooo:rsid="029c9055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0" style:family="text">
      <style:text-properties fo:color="#000000" loext:opacity="100%" style:font-name="Arial" fo:font-size="10pt" fo:language="es" fo:country="ES" fo:font-weight="normal" officeooo:rsid="02a501d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81" style:family="text">
      <style:text-properties fo:color="#0000ff" loext:opacity="100%" style:font-name="Arial" fo:font-size="10pt" fo:language="es" fo:country="ES" fo:font-weight="bold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2" style:family="text">
      <style:text-properties style:use-window-font-color="true" loext:opacity="0%" style:font-name="Arial" fo:font-weight="normal" officeooo:rsid="019756a3" style:font-weight-asian="normal" style:font-weight-complex="normal"/>
    </style:style>
    <style:style style:name="T83" style:family="text">
      <style:text-properties style:use-window-font-color="true" loext:opacity="0%" style:font-name="Arial" fo:font-weight="normal" style:font-weight-asian="normal" style:font-weight-complex="normal"/>
    </style:style>
    <style:style style:name="T84" style:family="text">
      <style:text-properties style:use-window-font-color="true" loext:opacity="0%" style:font-name="Arial" fo:font-weight="normal" officeooo:rsid="019d730c" style:font-weight-asian="normal" style:font-weight-complex="normal"/>
    </style:style>
    <style:style style:name="T85" style:family="text">
      <style:text-properties fo:color="#ff0000" loext:opacity="100%" officeooo:rsid="02dca26a"/>
    </style:style>
    <style:style style:name="T86" style:family="text">
      <style:text-properties officeooo:rsid="02d9330a"/>
    </style:style>
    <style:style style:name="T87" style:family="text">
      <style:text-properties officeooo:rsid="02dca26a"/>
    </style:style>
    <style:style style:name="T88" style:family="text">
      <style:text-properties officeooo:rsid="02ae711d"/>
    </style:style>
    <style:style style:name="T89" style:family="text">
      <style:text-properties fo:color="#000000" loext:opacity="100%" style:font-name="Courier New" fo:font-size="10pt" fo:language="es" fo:country="ES" fo:font-weight="bold" officeooo:rsid="02da4522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0" style:family="text">
      <style:text-properties fo:color="#000000" loext:opacity="100%" style:font-name="Courier New" fo:font-size="10pt" fo:language="es" fo:country="ES" fo:font-weight="bold" officeooo:rsid="02d9330a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1" style:family="text">
      <style:text-properties fo:color="#000000" loext:opacity="100%" style:font-name="Courier New" fo:font-size="10pt" fo:language="es" fo:country="ES" fo:font-weight="bold" officeooo:rsid="02a39cb9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2" style:family="text">
      <style:text-properties style:font-name="Courier New" fo:font-size="10pt" fo:font-weight="bold" officeooo:rsid="02d9330a" style:font-size-asian="10pt" style:font-weight-asian="bold" style:font-size-complex="10pt" style:font-weight-complex="bold"/>
    </style:style>
    <style:style style:name="T93" style:family="text">
      <style:text-properties fo:color="#ff0000" loext:opacity="100%" style:font-name="Courier New" fo:font-size="10pt" fo:font-weight="bold" officeooo:rsid="02d9330a" style:font-size-asian="10pt" style:font-weight-asian="bold" style:font-size-complex="10pt" style:font-weight-complex="bold"/>
    </style:style>
    <style:style style:name="T94" style:family="text">
      <style:text-properties fo:color="#ff0000" loext:opacity="100%" officeooo:rsid="02db37c3"/>
    </style:style>
    <style:style style:name="T95" style:family="text">
      <style:text-properties fo:color="#ff0000" loext:opacity="100%"/>
    </style:style>
    <style:style style:name="T96" style:family="text">
      <style:text-properties style:use-window-font-color="true" loext:opacity="0%" style:font-name="Arial" fo:font-weight="normal" officeooo:rsid="019dd28e" style:font-weight-asian="normal" style:font-weight-complex="normal"/>
    </style:style>
    <style:style style:name="T97" style:family="text">
      <style:text-properties style:font-name="Arial" officeooo:rsid="019dd28e" style:font-weight-asian="normal" style:font-weight-complex="normal"/>
    </style:style>
    <style:style style:name="T98" style:family="text">
      <style:text-properties style:font-name="Arial" fo:font-weight="normal" officeooo:rsid="019dd28e" style:font-weight-asian="normal" style:font-weight-complex="normal"/>
    </style:style>
    <style:style style:name="T99" style:family="text">
      <style:text-properties fo:color="#ff0000" loext:opacity="100%" officeooo:rsid="02dcf6b5"/>
    </style:style>
    <style:style style:name="T100" style:family="text">
      <style:text-properties fo:color="#ff0000" loext:opacity="100%" officeooo:rsid="02dea852"/>
    </style:style>
    <style:style style:name="T101" style:family="text">
      <style:text-properties officeooo:rsid="02daebfe"/>
    </style:style>
    <style:style style:name="T102" style:family="text">
      <style:text-properties fo:color="#000000" loext:opacity="100%" fo:language="es" fo:country="ES" officeooo:rsid="02d9330a" fo:background-color="transparent" loext:char-shading-value="0" style:language-asian="zxx" style:country-asian="none" style:language-complex="zxx" style:country-complex="none"/>
    </style:style>
    <style:style style:name="T103" style:family="text">
      <style:text-properties fo:color="#000000" loext:opacity="100%" fo:language="es" fo:country="ES" fo:background-color="transparent" loext:char-shading-value="0" style:language-asian="zxx" style:country-asian="none" style:language-complex="zxx" style:country-complex="none"/>
    </style:style>
    <style:style style:name="T104" style:family="text">
      <style:text-properties fo:color="#ff0000" loext:opacity="100%" officeooo:rsid="02dbb4ef"/>
    </style:style>
    <style:style style:name="T105" style:family="text">
      <style:text-properties style:use-window-font-color="true" loext:opacity="0%" style:font-name="Arial" fo:font-weight="normal" officeooo:rsid="019e6387" style:font-weight-asian="normal" style:font-weight-complex="normal"/>
    </style:style>
    <style:style style:name="T106" style:family="text">
      <style:text-properties style:font-name="Arial" style:font-weight-asian="normal" style:font-weight-complex="normal"/>
    </style:style>
    <style:style style:name="T107" style:family="text">
      <style:text-properties officeooo:rsid="02dea852"/>
    </style:style>
    <style:style style:name="T108" style:family="text">
      <style:text-properties fo:color="#000000" loext:opacity="100%" fo:language="es" fo:country="ES" officeooo:rsid="02daebfe" fo:background-color="transparent" loext:char-shading-value="0" style:language-asian="zxx" style:country-asian="none" style:language-complex="zxx" style:country-complex="none"/>
    </style:style>
    <style:style style:name="T109" style:family="text">
      <style:text-properties fo:color="#000000" loext:opacity="100%" fo:language="es" fo:country="ES" officeooo:rsid="02dca26a" fo:background-color="transparent" loext:char-shading-value="0" style:language-asian="zxx" style:country-asian="none" style:language-complex="zxx" style:country-complex="none"/>
    </style:style>
    <style:style style:name="T110" style:family="text">
      <style:text-properties fo:color="#000000" loext:opacity="100%" fo:language="es" fo:country="ES" officeooo:rsid="02a91d1d" fo:background-color="transparent" loext:char-shading-value="0" style:language-asian="zxx" style:country-asian="none" style:language-complex="zxx" style:country-complex="none"/>
    </style:style>
    <style:style style:name="T111" style:family="text">
      <style:text-properties fo:color="#ff0000" loext:opacity="100%" fo:language="es" fo:country="ES" officeooo:rsid="02dca26a" fo:background-color="transparent" loext:char-shading-value="0" style:language-asian="zxx" style:country-asian="none" style:language-complex="zxx" style:country-complex="none"/>
    </style:style>
    <style:style style:name="T112" style:family="text">
      <style:text-properties fo:color="#ff0000" loext:opacity="100%"/>
    </style:style>
    <style:style style:name="T113" style:family="text">
      <style:text-properties fo:color="#ff0000" loext:opacity="100%" officeooo:rsid="02dca26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RIAL UTILIZABLE: </text:p>
      <text:list text:style-name="L1">
        <text:list-item>
          <text:p text:style-name="P2"><text:span text:style-name="T1">para la parte TEST, ningún material</text:span> </text:p>
        </text:list-item>
        <text:list-item>
          <text:p text:style-name="P3">para la parte práctica: </text:p>
          <text:list>
            <text:list-item>
              <text:p text:style-name="P3">todo el material de este módulo profesional y consulta a internet</text:p>
            </text:list-item>
            <text:list-item>
              <text:p text:style-name="P4">la parte práctica se realizará sobre el entorno de desarrollo Visual Studio Code, disponible en una máquina virtual (se podrá elegir entre entorno en Windows o entorno en GNU/Linux Ubuntu).<text:span text:style-name="T2"> </text:span></text:p>
            </text:list-item>
          </text:list>
        </text:list-item>
        <text:list-item>
          <text:p text:style-name="P5">durante todo el tiempo del examen se grabará la pantalla con el software OBS previamente instalado.</text:p>
        </text:list-item>
      </text:list>
      <text:p text:style-name="P6"/>
      <text:list text:style-name="L2">
        <text:list-header>
          <text:p text:style-name="P7"/>
        </text:list-header>
      </text:list>
      <text:p text:style-name="P8"><text:span text:style-name="T3">P</text:span>ARTE 1: TEST<text:tab/>(<text:span text:style-name="T4">2</text:span> punto<text:span text:style-name="T4">s</text:span>)</text:p>
      <text:p text:style-name="P9"/>
      <text:p text:style-name="P10">Realizar el test en la plataforma FPADISTANCIA<text:span text:style-name="T5">: </text:span><text:span text:style-name="T6">2</text:span><text:span text:style-name="T7">0</text:span><text:span text:style-name="T8"> preguntas</text:span><text:span text:style-name="T9"> </text:span></text:p>
      <text:p text:style-name="P11"/>
      <text:p text:style-name="P12">Cada pregunta respondida correctamente <text:span text:style-name="T10">en cada tema </text:span>puntúa: <text:span text:style-name="T10">0,</text:span><text:span text:style-name="T5">1</text:span> (= <text:span text:style-name="T5">2</text:span><text:span text:style-name="T11"> </text:span>puntos / <text:span text:style-name="T5">2</text:span>0 preguntas)</text:p>
      <text:p text:style-name="P12">Cada pregunta respondida <text:span text:style-name="T12">in</text:span>correctamente <text:span text:style-name="T10">en cada tema </text:span>puntúa:<text:span text:style-name="T13"> </text:span><text:span text:style-name="T14">-</text:span><text:span text:style-name="T15">0,0</text:span><text:span text:style-name="T16">5</text:span> (= <text:span text:style-name="T12">(-1/2) * </text:span><text:span text:style-name="T5">2</text:span><text:span text:style-name="T17"> </text:span>puntos / <text:span text:style-name="T5">2</text:span>0 preguntas)</text:p>
      <text:p text:style-name="P12"/>
      <text:p text:style-name="P13">La nota que <text:span text:style-name="T10">muestra la plataforma </text:span>al terminar el test NO es la correcta, pues esta plataforma no aplica los descuentos por fallos. La fórmula aplicar<text:span text:style-name="T10">, para cada tema,</text:span> es:<text:span text:style-name="T10"> </text:span><text:s/>nº de aciertos *<text:span text:style-name="T10"> 0,</text:span><text:span text:style-name="T18">10</text:span> - nº fallos * (1/<text:span text:style-name="T10">2</text:span>) * <text:span text:style-name="T19">0,</text:span><text:span text:style-name="T18">10</text:span></text:p>
      <text:p text:style-name="P14"/>
      <text:p text:style-name="P14"/>
      <text:p text:style-name="P8"><text:span text:style-name="T3">P</text:span>ARTE 2: PREGUNTAS PRÁCTICAS<text:tab/>(<text:span text:style-name="T20">8</text:span> puntos)</text:p>
      <text:p text:style-name="P15"/>
      <text:p text:style-name="P16">Criterios de puntuación:</text:p>
      <text:list text:style-name="L3">
        <text:list-item>
          <text:p text:style-name="P17">1) CORRECCIÓN DEL CÓDIGO: <text:span text:style-name="T21">no importa en absoluto que haya mucho código o poco código</text:span>: lo que importa es que el código <text:span text:style-name="T22">qu</text:span>e <text:span text:style-name="T22">desarrolles</text:span> cumpla con las especificaciones indicadas en el enunciado, como mínimo</text:p>
        </text:list-item>
        <text:list-item>
          <text:p text:style-name="P18">2) MEJORAS: cualquier prestación adicional que añadas, que no habiendo sida especificada explícitamente, pero no vaya contra las especificaciones indicadas, se puntuará positivamente. </text:p>
        </text:list-item>
        <text:list-item>
          <text:p text:style-name="P18">3) LEGIBILIDAD del código (sangrado, espaciado de elementos, ...)</text:p>
        </text:list-item>
        <text:list-item>
          <text:p text:style-name="P18">4) DOCUMENTACIÓN DEL CÓDIGO: comentarios correctos</text:p>
          <text:p text:style-name="P19"/>
        </text:list-item>
      </text:list>
      <text:p text:style-name="P20">Al terminar sube por favor <text:span text:style-name="T23">en un único fichero .zip:</text:span></text:p>
      <text:list text:style-name="L4">
        <text:list-item>
          <text:p text:style-name="P21">este fichero .odt con tus respuestas a FPadistancia</text:p>
        </text:list-item>
        <text:list-item>
          <text:p text:style-name="P22">el código correspondiente al ejercicio PREGUNTA 1, todo dentro de una carpeta "<text:span text:style-name="T24">unidad02</text:span>"</text:p>
        </text:list-item>
      </text:list>
      <text:p text:style-name="P23"/>
      <text:p text:style-name="P24">PREGUNTA <text:span text:style-name="T25">1</text:span>: <text:span text:style-name="T26">(</text:span><text:span text:style-name="T27">7</text:span><text:span text:style-name="T26"> puntos)</text:span></text:p>
      <text:p text:style-name="P25"/>
      <text:p text:style-name="P26">Recuerda que para guardar el estado de la aplicación se deben utilizar campos <text:span text:style-name="T28">hidden</text:span>. </text:p>
      <text:p text:style-name="P26">Al hacer clic en el botón <text:span text:style-name="T29">Reset</text:span><text:span text:style-name="T30"> </text:span><text:span text:style-name="T31"><text:s/></text:span>se volverá a empezar de nuevo de forma que se borra toda la información de estado de la aplicación.</text:p>
      <text:p text:style-name="P25"/>
      <text:p text:style-name="P27">Parte 1) <text:span text:style-name="T32">(</text:span><text:span text:style-name="T33">3</text:span><text:span text:style-name="T32"> puntos)</text:span></text:p>
      <text:p text:style-name="P28"/>
      <text:p text:style-name="P29">Desarrolla un script en php que solicite un número entero (entre 10 y 100) y que cuando se haga clic en el botón <text:span text:style-name="T34">Enviar</text:span>, produzca <text:span text:style-name="T35">la salida indicada en el ejemplo B). </text:span></text:p>
      <text:list text:style-name="L5">
        <text:list-item>
          <text:p text:style-name="P30">sacar una secuencia de números aleatorios, entre 1 y 999, formateados como un cuadrado (la última fila puede que no esté completa, en función de la entrada<text:span text:style-name="T36"> (prestar atención por favor a que los números están justificados a la derecha, en caso de no tener 3 dígitos).</text:span></text:p>
        </text:list-item>
        <text:list-item>
          <text:p text:style-name="P30">si un número de la secuencia anterior es primo debe aparecer en fondo rojo<text:span text:style-name="T36"> (se debe implementar una funcion "esPrimo" para comprobar si un número es primo).</text:span></text:p>
        </text:list-item>
      </text:list>
      <text:p text:style-name="P26">Recuerda validar las entradas.<text:span text:style-name="T37"> Puedes usar (y se recomienda) una tabla HTML para la salida.</text:span></text:p>
      <text:p text:style-name="P31"/>
      <text:p text:style-name="P31">Por ejemplo:<text:span text:style-name="T38"> (las entradas aparecen en fondo gris)</text:span><text:span text:style-name="T39"> </text:span><text:span text:style-name="T40"><text:s/></text:span></text:p>
      <text:p text:style-name="P31"/>
      <text:p text:style-name="P31"><text:span text:style-name="T40">(</text:span><text:span text:style-name="T34">Enviar</text:span><text:span text:style-name="T40"> y </text:span><text:span text:style-name="T29">Reset</text:span><text:span text:style-name="T40"> representan botones </text:span><text:span text:style-name="T41">HTML</text:span><text:span text:style-name="T40">)</text:span><text:span text:style-name="T38"> </text:span></text:p>
      <text:p text:style-name="P31"/>
      <text:p text:style-name="P32"><text:s/><text:span text:style-name="T42">E</text:span><text:span text:style-name="T36">jemplo </text:span>A) Entrada de datos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3"><text:span text:style-name="T43">Introduzca </text:span><text:span text:style-name="T44">el</text:span><text:span text:style-name="T43"> número </text:span><text:span text:style-name="T44">de elementos a generar</text:span><text:span text:style-name="T45"> (10 - 100)</text:span><text:span text:style-name="T43">: </text:span>4<text:span text:style-name="T46">0</text:span></text:p>
            <text:p text:style-name="P33"/>
            <text:p text:style-name="P33"><text:span text:style-name="T34">Enviar</text:span><text:span text:style-name="T47"> <text:s/></text:span><text:span text:style-name="T48">Reset</text:span></text:p>
            <text:p text:style-name="P34"><text:span text:style-name="T49"/></text:p>
          </table:table-cell>
        </table:table-row>
      </table:table>
      <text:p text:style-name="P31"/>
      <text:p text:style-name="P32"><text:s text:c="2"/><text:span text:style-name="T42">E</text:span><text:span text:style-name="T36">jemplo </text:span>B) Ejemplo de salida para la entrada en A)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5"><text:span text:style-name="T43">Introduzca </text:span><text:span text:style-name="T44">el</text:span><text:span text:style-name="T43"> número </text:span><text:span text:style-name="T44">de elementos a generar</text:span><text:span text:style-name="T45"> (10 - 100)</text:span><text:span text:style-name="T43">: </text:span>4<text:span text:style-name="T46">0</text:span></text:p>
            <text:p text:style-name="P35"><text:soft-page-break/></text:p>
            <text:p text:style-name="P35"><text:span text:style-name="T34">Enviar</text:span><text:span text:style-name="T47"> <text:s/></text:span><text:span text:style-name="T48">Reset</text:span></text:p>
            <text:p text:style-name="P36"/>
            <text:p text:style-name="P37">407<text:tab/>324<text:tab/>927<text:tab/>575<text:tab/>955<text:tab/><text:span text:style-name="T50"> </text:span><text:span text:style-name="T49">31</text:span></text:p>
            <text:p text:style-name="P37">674<text:tab/>451<text:tab/><text:span text:style-name="T49">337</text:span><text:tab/>935<text:tab/>928<text:tab/>309</text:p>
            <text:p text:style-name="P37"><text:span text:style-name="T49">421</text:span><text:tab/>425<text:tab/>585<text:tab/><text:span text:style-name="T49">953</text:span><text:tab/>758<text:tab/>710</text:p>
            <text:p text:style-name="P37"><text:span text:style-name="T51"><text:s/></text:span>30<text:tab/><text:span text:style-name="T51"> </text:span>51<text:tab/>990<text:tab/><text:span text:style-name="T51"> </text:span>84<text:tab/>834<text:tab/>608</text:p>
            <text:p text:style-name="P37">762<text:tab/><text:span text:style-name="T50"> <text:s/></text:span><text:span text:style-name="T49">7</text:span><text:tab/>168<text:tab/>621<text:tab/>376<text:tab/>676</text:p>
            <text:p text:style-name="P37">960<text:tab/>553<text:tab/>356<text:tab/>703<text:tab/>240<text:tab/><text:span text:style-name="T49">443</text:span></text:p>
            <text:p text:style-name="P38">399<text:tab/>763<text:tab/>931<text:tab/>262<text:tab/><text:tab/></text:p>
          </table:table-cell>
        </table:table-row>
      </table:table>
      <text:p text:style-name="P39"/>
      <text:p text:style-name="P39"/>
      <text:p text:style-name="P27">Parte <text:span text:style-name="T52">2</text:span>) <text:span text:style-name="T32">(</text:span><text:span text:style-name="T53">1</text:span><text:span text:style-name="T32"> punto)</text:span></text:p>
      <text:p text:style-name="P40"/>
      <text:p text:style-name="P41"><text:span text:style-name="T54">P</text:span><text:span text:style-name="T55">artiendo del ejercicio anterior, </text:span><text:span text:style-name="T56">se añadirá un botón </text:span><text:span text:style-name="T57">R</text:span><text:span text:style-name="T58">eordenar</text:span><text:span text:style-name="T56"> que </text:span><text:span text:style-name="T59">cada vez que el usuario haga clic en él, se </text:span><text:span text:style-name="T56">volverá a sacar la misma secuencia de números</text:span><text:span text:style-name="T60"> (es decir, exactamente los mismos números)</text:span><text:span text:style-name="T56"> pero ordenados en otro orden</text:span><text:span text:style-name="T60"> (siguiendo una secuencia pseudoaletaroria).</text:span></text:p>
      <text:p text:style-name="P39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2"><text:span text:style-name="T43">Introduzca </text:span><text:span text:style-name="T44">el</text:span><text:span text:style-name="T43"> número </text:span><text:span text:style-name="T44">de elementos a generar</text:span><text:span text:style-name="T45"> (10 - 100)</text:span><text:span text:style-name="T43">: </text:span>4<text:span text:style-name="T46">0</text:span></text:p>
            <text:p text:style-name="P42"/>
            <text:p text:style-name="P42"><text:span text:style-name="T34">Enviar</text:span><text:span text:style-name="T47"> <text:s/></text:span><text:span text:style-name="T48">Reset</text:span></text:p>
            <text:p text:style-name="P43"/>
            <text:p text:style-name="P44">356<text:tab/><text:span text:style-name="T50"> <text:s/></text:span><text:span text:style-name="T49">7</text:span><text:tab/>927<text:tab/>575<text:tab/>955<text:tab/>703</text:p>
            <text:p text:style-name="P44">674<text:tab/>451<text:tab/><text:span text:style-name="T61">262</text:span><text:tab/>935<text:tab/>928<text:tab/>309</text:p>
            <text:p text:style-name="P44">710<text:tab/>425<text:tab/>585<text:tab/><text:span text:style-name="T49">953</text:span><text:tab/>758<text:tab/><text:span text:style-name="T49">421</text:span></text:p>
            <text:p text:style-name="P45"><text:span text:style-name="T51"><text:s/></text:span>30<text:tab/><text:span text:style-name="T51"> </text:span>51<text:tab/>990<text:tab/><text:span text:style-name="T51"> </text:span>84<text:tab/>834<text:tab/>608</text:p>
            <text:p text:style-name="P44">762<text:tab/>324<text:tab/>168<text:tab/>621<text:tab/>376<text:tab/>676</text:p>
            <text:p text:style-name="P44">960<text:tab/>553<text:tab/>407<text:tab/><text:span text:style-name="T50"> </text:span><text:span text:style-name="T49">31</text:span><text:tab/>240<text:tab/><text:span text:style-name="T49">443</text:span></text:p>
            <text:p text:style-name="P46">399<text:tab/>763<text:tab/>931<text:tab/><text:span text:style-name="T62">337</text:span><text:tab/><text:tab/></text:p>
            <text:p text:style-name="P47"/>
            <text:p text:style-name="P48"><text:span text:style-name="T34">R</text:span><text:span text:style-name="T63">eordenar</text:span></text:p>
            <text:p text:style-name="P47"/>
          </table:table-cell>
        </table:table-row>
      </table:table>
      <text:p text:style-name="P49"/>
      <text:p text:style-name="P49"/>
      <text:p text:style-name="P50">Parte <text:span text:style-name="T64">3</text:span>) <text:span text:style-name="T32">(</text:span><text:span text:style-name="T65">3</text:span><text:span text:style-name="T32"> punto</text:span><text:span text:style-name="T65">s</text:span><text:span text:style-name="T32">)</text:span></text:p>
      <text:p text:style-name="P51"/>
      <text:p text:style-name="P52"><text:span text:style-name="T54">P</text:span><text:span text:style-name="T55">artiendo del ejercicio anterior</text:span><text:span text:style-name="T60"> (o del primero), ahora se trata de añadir la funcionalidad siguiente.</text:span></text:p>
      <text:p text:style-name="P53">Cada vez que el usuario haga clic sobre uno de los números <text:span text:style-name="T66">N</text:span><text:span text:style-name="T42">:</text:span> </text:p>
      <text:p text:style-name="P54"><text:span text:style-name="T42">3.a) </text:span>todos los números se reordenarán<text:span text:style-name="T37"> siguiendo una secuencia pseudoaletoria.</text:span></text:p>
      <text:p text:style-name="P55"><text:span text:style-name="T42">3.b)</text:span> el fondo del número <text:span text:style-name="T66">N </text:span>sobre el que el usuario aparecerá en color azul<text:span text:style-name="T37">.</text:span></text:p>
      <text:p text:style-name="P56">Se guardará el estado de forma que cada vez el usuario haga clic en un número pase lo mismo que lo anteriormente descrito, habiendo cada vez más números en fondo azul<text:span text:style-name="T37"> (hasta que se haga clic en el botón </text:span><text:span text:style-name="T29">Reset</text:span><text:span text:style-name="T37">)</text:span></text:p>
      <text:p text:style-name="P49"/>
      <text:p text:style-name="P57"/>
      <text:p text:style-name="P58">PREGUNTA <text:span text:style-name="T67">2</text:span>: <text:span text:style-name="T68"><text:s/></text:span><text:span text:style-name="T26">(</text:span><text:span text:style-name="T65">1</text:span><text:span text:style-name="T26"> punto)</text:span></text:p>
      <text:p text:style-name="P59"/>
      <text:p text:style-name="P60"><text:span text:style-name="T69">Para cada una de las </text:span><text:span text:style-name="T70">expresión</text:span><text:span text:style-name="T69">es</text:span><text:span text:style-name="T70"> en </text:span><text:span text:style-name="T71">p</text:span><text:span text:style-name="T72">h</text:span><text:span text:style-name="T71">p </text:span><text:span text:style-name="T69">siguientes</text:span><text:span text:style-name="T73"> </text:span><text:span text:style-name="T74">en cada apartado </text:span><text:span text:style-name="T73">(parte por favor de que cada expresión se evalúa de forma independiente de las demás, a partir de los valores iniciales dados):</text:span><text:span text:style-name="T75"> </text:span></text:p>
      <text:list text:style-name="L6">
        <text:list-item>
          <text:p text:style-name="P61"><text:span text:style-name="T69">pon</text:span><text:span text:style-name="T76"> en cada línea</text:span><text:span text:style-name="T77"> de código</text:span><text:span text:style-name="T69"> los paréntesis que hagan </text:span><text:span text:style-name="T75">explícito el </text:span><text:span text:style-name="T78">orden de </text:span><text:span text:style-name="T79">agrupamiento</text:span></text:p>
        </text:list-item>
        <text:list-item>
          <text:p text:style-name="P61"><text:span text:style-name="T69">indica </text:span><text:span text:style-name="T80">el valor de las variables indicadas, tras la ejecución de las expresiones anteriores</text:span></text:p>
        </text:list-item>
        <text:list-item>
          <text:p text:style-name="P62"><text:span text:style-name="T73">i</text:span><text:span text:style-name="T55">ndica el </text:span><text:span text:style-name="T81">orden de evaluación de la expresión</text:span></text:p>
        </text:list-item>
      </text:list>
      <text:p text:style-name="P63"/>
      <text:p text:style-name="P63"><text:s/><text:span text:style-name="T82"><text:s text:c="2"/>a)</text:span><text:span text:style-name="T83"> </text:span><text:span text:style-name="T84"><text:s/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4"><text:s text:c="4"/><text:span text:style-name="T85">(</text:span>$<text:span text:style-name="T86">a</text:span> = <text:span text:style-name="T85">(</text:span>1_000.34 + 1_000.10<text:span text:style-name="T87">9</text:span><text:span text:style-name="T85">)</text:span>;</text:p>
            <text:p text:style-name="P64"><text:s text:c="4"/><text:span text:style-name="T85">(</text:span><text:span text:style-name="T86">$b</text:span> = <text:span text:style-name="T85">(</text:span>0xFE + 1<text:span text:style-name="T85">))</text:span>;</text:p>
            <text:p text:style-name="P64"><text:s text:c="4"/><text:span text:style-name="T85">(</text:span><text:span text:style-name="T86">$c</text:span> <text:span text:style-name="T86">= </text:span><text:span text:style-name="T85">(</text:span>$r16 = <text:span text:style-name="T85">(</text:span>0b001 + 0b001<text:span text:style-name="T85">)))</text:span>;</text:p>
            <text:p text:style-name="P64"><text:s text:c="4"/><text:span text:style-name="T85">(</text:span><text:span text:style-name="T86">$d</text:span> = <text:span text:style-name="T85">(</text:span>0333 + 0001<text:span text:style-name="T85">))</text:span>;</text:p>
            <text:p text:style-name="P64"><text:s text:c="3"/></text:p>
            <text:p text:style-name="P65">VALOR TRAS LA EJECUCIÓN <text:span text:style-name="T88">:</text:span></text:p>
            <text:p text:style-name="P66"><text:span text:style-name="T89"><text:s/></text:span><text:span text:style-name="T90"><text:s/>$a</text:span><text:span text:style-name="T91"> = </text:span><text:span text:style-name="T92"><text:s/></text:span><text:span text:style-name="T93">2000.44</text:span></text:p>
            <text:p text:style-name="P67"><text:soft-page-break/><text:s text:c="2"/>$b = <text:span text:style-name="T94">255</text:span></text:p>
            <text:p text:style-name="P67"><text:s text:c="2"/>$c = <text:span text:style-name="T94">2</text:span></text:p>
            <text:p text:style-name="P67"><text:s text:c="2"/>$d = <text:span text:style-name="T94">220</text:span> <text:s/></text:p>
            <text:p text:style-name="P67"/>
            <text:p text:style-name="P68">ORDEN DE EVALUACIÓN: php no garantiza el orden de evaluación de las partes de una expresión <text:span text:style-name="T95">(</text:span>ver por favor manual<text:span text:style-name="T95">)</text:span></text:p>
          </table:table-cell>
        </table:table-row>
      </table:table>
      <text:p text:style-name="P63"/>
      <text:p text:style-name="P69"><text:s/><text:span text:style-name="T83"><text:s text:c="2"/></text:span><text:span text:style-name="T96">b</text:span><text:span text:style-name="T97">)</text:span><text:span text:style-name="T98"> <text:s/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70"><text:s text:c="4"/><text:span text:style-name="T99">(</text:span>$a = <text:span text:style-name="T99">(</text:span>3 ** <text:span text:style-name="T99">(</text:span>2 ** 3<text:span text:style-name="T99">)))</text:span>;</text:p>
            <text:p text:style-name="P70"><text:s text:c="7"/></text:p>
            <text:p text:style-name="P70"><text:s text:c="4"/><text:span text:style-name="T100">(</text:span>$<text:span text:style-name="T101">b</text:span> = <text:span text:style-name="T100">(</text:span>15 - <text:span text:style-name="T100">((</text:span>3 ** 4<text:span text:style-name="T100">)</text:span> / 3<text:span text:style-name="T100">)))</text:span>;</text:p>
            <text:p text:style-name="P70"><text:s text:c="7"/></text:p>
            <text:p text:style-name="P70"><text:s text:c="4"/><text:span text:style-name="T100">(</text:span>$<text:span text:style-name="T101">c</text:span> = <text:span text:style-name="T100">(</text:span>10/<text:span text:style-name="T100">(</text:span>-0<text:span text:style-name="T100">)))</text:span>;</text:p>
            <text:p text:style-name="P70"><text:s text:c="7"/></text:p>
            <text:p text:style-name="P70"><text:s text:c="4"/><text:span text:style-name="T100">(</text:span>$<text:span text:style-name="T101">d</text:span> = <text:span text:style-name="T100">((</text:span>-10<text:span text:style-name="T100">)</text:span> / <text:span text:style-name="T100">(</text:span>-0<text:span text:style-name="T100">)))</text:span>;</text:p>
            <text:p text:style-name="P71"><text:s text:c="2"/></text:p>
            <text:p text:style-name="P72">VALOR TRAS LA EJECUCIÓN </text:p>
            <text:p text:style-name="P73"><text:s text:c="2"/><text:span text:style-name="T102">$a</text:span><text:span text:style-name="T103"> = </text:span><text:span text:style-name="T104">6561</text:span></text:p>
            <text:p text:style-name="P74"><text:s text:c="2"/>$b = <text:span text:style-name="T104">-12</text:span></text:p>
            <text:p text:style-name="P74"><text:s text:c="2"/>$c = <text:span text:style-name="T94">error fatal; división por cero</text:span></text:p>
            <text:p text:style-name="P75"><text:s text:c="2"/>$d = <text:span text:style-name="T94">error fatal; división por cero</text:span></text:p>
            <text:p text:style-name="P76"/>
            <text:p text:style-name="P68">ORDEN DE EVALUACIÓN: php no garantiza el orden de evaluación de las partes de una expresión <text:span text:style-name="T95">(</text:span>ver por favor manual<text:span text:style-name="T95">)</text:span></text:p>
          </table:table-cell>
        </table:table-row>
      </table:table>
      <text:p text:style-name="P77"/>
      <text:p text:style-name="P69"><text:span text:style-name="T96"><text:s text:c="4"/></text:span><text:span text:style-name="T105">c</text:span><text:span text:style-name="T106">)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8"><text:s text:c="6"/><text:span text:style-name="T101"><text:s/></text:span><text:span text:style-name="T100">(</text:span>$a5 = 1<text:span text:style-name="T100">)</text:span>;</text:p>
            <text:p text:style-name="P78"><text:s text:c="7"/><text:span text:style-name="T100">(</text:span>$b5 = 2<text:span text:style-name="T100">)</text:span>;</text:p>
            <text:p text:style-name="P78"><text:s text:c="7"/><text:span text:style-name="T100">(</text:span>$r5 = <text:span text:style-name="T100">(</text:span><text:span text:style-name="T107"> </text:span><text:span text:style-name="T100">((</text:span>$a5 * $b5<text:span text:style-name="T100">)</text:span> &gt;= 2<text:span text:style-name="T100">)</text:span> ? <text:span text:style-name="T100">(</text:span>$a5 += <text:span text:style-name="T100">(</text:span>$b5--<text:span text:style-name="T100">))</text:span> : <text:span text:style-name="T100">(</text:span>$a5 /= <text:span text:style-name="T100">(</text:span>--$b5<text:span text:style-name="T100">)))</text:span><text:span text:style-name="T107"> </text:span><text:span text:style-name="T100">)</text:span>;</text:p>
            <text:p text:style-name="P79"/>
            <text:p text:style-name="P72">VALOR TRAS LA EJECUCIÓN </text:p>
            <text:p text:style-name="P79"><text:span text:style-name="T108"><text:s text:c="3"/></text:span><text:span text:style-name="T109"><text:s/></text:span><text:span text:style-name="T110">$a5 = </text:span><text:span text:style-name="T111">3</text:span><text:span text:style-name="T112"> </text:span><text:s text:c="2"/></text:p>
            <text:p text:style-name="P78"><text:span text:style-name="T101"><text:s text:c="4"/></text:span>$b5 = <text:span text:style-name="T113">1</text:span></text:p>
            <text:p text:style-name="P78"><text:span text:style-name="T101"><text:s text:c="4"/></text:span>$r5 = <text:span text:style-name="T113">3</text:span></text:p>
            <text:p text:style-name="P79"/>
            <text:p text:style-name="P68">ORDEN DE EVALUACIÓN: php no garantiza el orden de evaluación de las partes de una expresión (ver por favor manual)</text:p>
          </table:table-cell>
        </table:table-row>
      </table:table>
      <text:p text:style-name="P80"/>
      <table:table table:name="Tabla5" table:style-name="Tabla5">
        <table:table-column table:style-name="Tabla5.A"/>
        <table:table-row>
          <table:table-cell table:style-name="Tabla5.A1" office:value-type="string">
            <text:h text:style-name="P81" text:outline-level="2">Orden de agrupación vs. Orden de evaluación</text:h>
            <text:p text:style-name="P82">Son dos conceptos distintos que a menudo se confunden:</text:p>
            <text:p text:style-name="P83"/>
            <text:h text:style-name="P84" text:outline-level="3">🔹 Orden de agrupación (Precedencia y asociatividad)</text:h>
            <text:p text:style-name="P82">Define <text:span text:style-name="Strong_20_Emphasis">cómo se agrupan</text:span> los operandos con sus operadores, es decir, qué operación "pertenece" a qué operador. Lo determina la <text:span text:style-name="Strong_20_Emphasis">precedencia</text:span> (qué operador tiene más prioridad) y la <text:span text:style-name="Strong_20_Emphasis">asociatividad</text:span> (si se agrupa de izquierda a derecha o al revés).</text:p>
            <text:p text:style-name="P85">⚠️ Esto <text:span text:style-name="Strong_20_Emphasis">no dice en qué orden se calculan</text:span> los valores, solo cómo se construye el árbol de la expresión.</text:p>
            <text:p text:style-name="P83"/>
            <text:h text:style-name="P84" text:outline-level="3">🔹 Orden de evaluación</text:h>
            <text:p text:style-name="P82">Define <text:span text:style-name="Strong_20_Emphasis">cuándo se calcula</text:span> cada operando. En PHP (como en C), el orden de evaluación de los operandos <text:span text:style-name="Strong_20_Emphasis">no está garantizado</text:span> en muchos casos, incluso si el agrupamiento está claro.</text:p>
            <text:p text:style-name="P83"><text:soft-page-break/></text:p>
            <text:h text:style-name="P84" text:outline-level="3">Ejemplo 1 — Precedencia clara, evaluación predecible</text:h>
            <text:p text:style-name="P86"><text:span text:style-name="Source_20_Text">$a = 2 + 3 * 4;</text:span></text:p>
            <text:p text:style-name="P86"><text:span text:style-name="Source_20_Text">// Agrupación: 2 + (3 * 4) <text:s/>→ por precedencia (* &gt; +)</text:span></text:p>
            <text:p text:style-name="P86"><text:span text:style-name="Source_20_Text">// Evaluación: primero 3*4=12, luego 2+12=14</text:span></text:p>
            <text:p text:style-name="P87"><text:span text:style-name="Source_20_Text">echo $a; // 14</text:span></text:p>
            <text:p text:style-name="P82">Aquí ambos conceptos coinciden sin ambigüedad.</text:p>
            <text:p text:style-name="P83"/>
            <text:h text:style-name="P84" text:outline-level="3">Ejemplo 2 — Asociatividad (agrupación de izquierda a derecha)</text:h>
            <text:p text:style-name="P86"><text:span text:style-name="Source_20_Text">$a = 10 - 3 - 2;</text:span></text:p>
            <text:p text:style-name="P86"><text:span text:style-name="Source_20_Text">// Agrupación: (10 - 3) - 2 <text:s/>→ asociatividad izquierda</text:span></text:p>
            <text:p text:style-name="P86"><text:span text:style-name="Source_20_Text">// Resultado: 5</text:span></text:p>
            <text:p text:style-name="P86"><text:span text:style-name="Source_20_Text">echo $a; // 5</text:span></text:p>
            <text:p text:style-name="P86"/>
            <text:p text:style-name="P87"><text:span text:style-name="Source_20_Text">// Si fuera asociatividad derecha sería: 10 - (3 - 2) = 9</text:span></text:p>
            <text:p text:style-name="P82">La asociatividad define el agrupamiento, no el orden de cálculo de los operandos.</text:p>
            <text:p text:style-name="P83"/>
            <text:h text:style-name="P84" text:outline-level="3">Ejemplo 3 — ⚠️ Agrupación definida, evaluación indefinida</text:h>
            <text:p text:style-name="P86"><text:span text:style-name="Source_20_Text">$i = 1;</text:span></text:p>
            <text:p text:style-name="P86"><text:span text:style-name="Source_20_Text">$a = $i + $i++;</text:span></text:p>
            <text:p text:style-name="P86"><text:span text:style-name="Source_20_Text">// Agrupación: ($i) + ($i++) <text:s/>→ clara por asociatividad izquierda</text:span></text:p>
            <text:p text:style-name="P86"><text:span text:style-name="Source_20_Text">// ¿Pero cuál $i se evalúa primero, el izquierdo o el derecho?</text:span></text:p>
            <text:p text:style-name="P86"><text:span text:style-name="Source_20_Text">// PHP no lo garantiza → comportamiento indefinido</text:span></text:p>
            <text:p text:style-name="P87"><text:span text:style-name="Source_20_Text">echo $a; // Puede ser 2 o 3 según la versión/implementación</text:span></text:p>
            <text:p text:style-name="P85">En PHP 8 esto genera un <text:span text:style-name="Strong_20_Emphasis">aviso de deprecación</text:span> precisamente porque el orden de evaluación es ambiguo.</text:p>
            <text:p text:style-name="P83"/>
            <text:h text:style-name="P84" text:outline-level="3">Ejemplo 4 — Cortocircuito: el orden de evaluación SÍ está garantizado</text:h>
            <text:p text:style-name="P86"><text:span text:style-name="Source_20_Text">function a() { echo "A "; return false; }</text:span></text:p>
            <text:p text:style-name="P86"><text:span text:style-name="Source_20_Text">function b() { echo "B "; return true; }</text:span></text:p>
            <text:p text:style-name="P86"/>
            <text:p text:style-name="P86"><text:span text:style-name="Source_20_Text">$r = a() &amp;&amp; b();</text:span></text:p>
            <text:p text:style-name="P86"><text:span text:style-name="Source_20_Text">// Agrupación: (a()) &amp;&amp; (b())</text:span></text:p>
            <text:p text:style-name="P86"><text:span text:style-name="Source_20_Text">// Evaluación: primero a(), y como es false, b() NO se evalúa (cortocircuito)</text:span></text:p>
            <text:p text:style-name="P87"><text:span text:style-name="Source_20_Text">// Salida: "A"</text:span></text:p>
            <text:p text:style-name="P82">Aquí el operador <text:span text:style-name="Source_20_Text">&amp;&amp;</text:span> <text:span text:style-name="Strong_20_Emphasis">garantiza</text:span> que el operando izquierdo se evalúa primero. Es una excepción notable donde el lenguaje sí especifica el orden de evaluación.</text:p>
            <text:p text:style-name="P83"/>
            <text:h text:style-name="P84" text:outline-level="3">Resumen</text:h>
            <text:p text:style-name="P82">Concepto ¿Qué define? ¿Quién lo controla? <text:span text:style-name="Strong_20_Emphasis">Orden de agrupación</text:span> Cómo se asocian operadores y operandos Precedencia y asociatividad <text:span text:style-name="Strong_20_Emphasis">Orden de evaluación</text:span> Cuándo se calcula cada operando El compilador/intérprete (a veces indefinido) </text:p>
            <text:p text:style-name="P82">La clave es: <text:span text:style-name="Strong_20_Emphasis">la precedencia no implica orden de evaluación</text:span>. Un error común es asumir que el operando de mayor <text:soft-page-break/>precedencia se <text:span text:style-name="Emphasis">calcula</text:span> antes, cuando en realidad solo se <text:span text:style-name="Emphasis">agrupa</text:span> antes.</text:p>
            <text:p text:style-name="P88"/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swiss"/>
    <style:font-face style:name="Liberation Mono2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Texto_20_de_20_bloque" style:display-name="Texto de bloque" style:family="paragraph" style:parent-style-name="Standard">
      <style:paragraph-properties fo:margin-left="0.476cm" fo:margin-right="1.092cm" fo:margin-top="0.423cm" fo:margin-bottom="0cm" style:contextual-spacing="false" fo:text-indent="0cm" style:auto-text-indent="false"/>
      <style:text-properties style:font-name="Comic Sans MS" fo:font-family="'Comic Sans MS'" style:font-family-generic="script" style:font-pitch="variable" fo:font-size="10pt" fo:language="es" fo:country="VE" fo:font-style="italic" style:font-size-asian="10pt" style:font-style-asian="italic" style:font-name-complex="Comic Sans MS" style:font-family-complex="'Comic Sans MS'" style:font-family-generic-complex="script" style:font-pitch-complex="variabl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1.111cm" fo:margin-right="0cm" fo:margin-top="0.106cm" fo:margin-bottom="0cm" style:contextual-spacing="false" fo:text-indent="0.005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EstiloPunto0.5" style:family="paragraph" style:parent-style-name="Standard">
      <style:paragraph-properties fo:margin-left="1.087cm" fo:margin-right="0.101cm" fo:margin-top="0.423cm" fo:margin-bottom="0cm" style:contextual-spacing="false" fo:text-indent="-0.293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normal" style:font-size-asian="10.5pt" style:font-weight-asian="normal" style:font-size-complex="12pt" style:font-weight-complex="normal"/>
    </style:style>
    <style:style style:name="Source_20_Text" style:display-name="Source Text" style:family="text">
      <style:text-properties style:font-name="Liberation Mono1" fo:font-family="'Liberation Mono'" style:font-family-generic="swiss" style:font-name-asian="NSimSun" style:font-family-asian="NSimSun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3.602cm" style:rel-column-width="12423*"/>
    </style:style>
    <style:style style:name="Tabla2.B" style:family="table-column">
      <style:table-column-properties style:column-width="10.495cm" style:rel-column-width="36198*"/>
    </style:style>
    <style:style style:name="Tabla2.C" style:family="table-column">
      <style:table-column-properties style:column-width="4.904cm" style:rel-column-width="16914*"/>
    </style:style>
    <style:style style:name="Tabla2.1" style:family="table-row">
      <style:table-row-properties style:min-row-height="1.205cm"/>
    </style:style>
    <style:style style:name="Tabla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Tabla2.B1" style:family="table-cell">
      <style:table-cell-properties style:vertical-align="" fo:padding="0.097cm" fo:border-left="none" fo:border-right="none" fo:border-top="none" fo:border-bottom="0.05pt fine-dashed #669966"/>
    </style:style>
    <style:style style:name="MP1" style:family="paragraph" style:parent-style-name="Table_20_Contents">
      <style:text-properties fo:font-size="9pt" style:font-size-asian="9pt" style:font-size-complex="9pt"/>
    </style:style>
    <style:style style:name="MP2" style:family="paragraph" style:parent-style-name="Table_20_Contents">
      <style:paragraph-properties fo:text-align="start" style:justify-single-word="false">
        <style:tab-stops>
          <style:tab-stop style:position="2.103cm" style:type="right"/>
          <style:tab-stop style:position="5.094cm" style:type="center"/>
          <style:tab-stop style:position="9.966cm" style:type="right"/>
          <style:tab-stop style:position="10.305cm" style:type="right"/>
        </style:tab-stops>
      </style:paragraph-properties>
      <style:text-properties style:font-name="Berlin Sans FB" fo:font-size="8pt" officeooo:rsid="016f3fdd" officeooo:paragraph-rsid="02c82b5f" style:font-size-asian="8pt" style:font-size-complex="8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706cm" style:type="center"/>
        </style:tab-stops>
      </style:paragraph-properties>
      <style:text-properties style:font-name="Berlin Sans FB" fo:font-size="8pt" officeooo:rsid="016f3fdd" officeooo:paragraph-rsid="01f143d6" style:font-size-asian="8pt" style:font-size-complex="8pt"/>
    </style:style>
    <style:style style:name="MP4" style:family="paragraph" style:parent-style-name="Table_20_Contents">
      <style:paragraph-properties fo:text-align="center" style:justify-single-word="false">
        <style:tab-stops>
          <style:tab-stop style:position="4.528cm" style:type="center"/>
          <style:tab-stop style:position="9.966cm" style:type="right"/>
        </style:tab-stops>
      </style:paragraph-properties>
      <style:text-properties fo:color="#9999ff" loext:opacity="100%" style:font-name="Berlin Sans FB Demi" fo:font-size="10pt" fo:language="zxx" fo:country="none" fo:font-style="normal" fo:text-shadow="1pt 1pt" fo:font-weight="bold" officeooo:rsid="0285ea25" officeooo:paragraph-rsid="02b5183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MP5" style:family="paragraph" style:parent-style-name="Table_20_Contents">
      <loext:graphic-properties draw:fill="none"/>
      <style:paragraph-properties fo:margin-left="0.101cm" fo:margin-right="0.199cm" fo:text-align="end" style:justify-single-word="false" fo:text-indent="-0.101cm" style:auto-text-indent="false" fo:background-color="transparent" text:number-lines="false" text:line-number="0"/>
      <style:text-properties fo:font-size="9pt" style:font-size-asian="9.44999980926514pt" style:font-size-complex="10.8000001907349pt"/>
    </style:style>
    <style:style style:name="MP6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00ccff" loext:opacity="100%" fo:language="zxx" fo:country="none" fo:font-style="italic" fo:text-shadow="1pt 1pt" fo:font-weight="bold" officeooo:rsid="01f66b9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00ccff" loext:opacity="100%" fo:language="zxx" fo:country="none" fo:font-style="italic" fo:text-shadow="1pt 1pt" fo:font-weight="bold" officeooo:rsid="01f489ae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5" style:family="text">
      <style:text-properties fo:color="#3399ff" loext:opacity="100%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6" style:family="text">
      <style:text-properties fo:color="#3399ff" loext:opacity="100%" fo:language="zxx" fo:country="none" fo:font-style="italic" fo:text-shadow="1pt 1pt" fo:font-weight="bold" officeooo:rsid="0285ea25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3399ff" loext:opacity="100%" fo:language="zxx" fo:country="none" fo:font-style="italic" fo:text-shadow="1pt 1pt" fo:font-weight="bold" officeooo:rsid="0299a5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fo:language="zxx" fo:country="none" fo:font-style="italic" fo:text-shadow="1pt 1pt" fo:font-weight="bold" officeooo:rsid="01f298d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9" style:family="text">
      <style:text-properties fo:color="#b2b2b2" loext:opacity="100%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0" style:family="text">
      <style:text-properties fo:color="#9999ff" loext:opacity="100%" fo:language="zxx" fo:country="none" fo:font-style="normal" fo:text-shadow="1pt 1pt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MT11" style:family="text">
      <style:text-properties fo:color="#9999ff" loext:opacity="100%" fo:language="zxx" fo:country="none" fo:font-style="normal" fo:text-shadow="1pt 1pt" fo:font-weight="bold" officeooo:rsid="0173d28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MT12" style:family="text">
      <style:text-properties fo:color="#9999ff" loext:opacity="100%" fo:language="zxx" fo:country="none" fo:font-style="normal" fo:text-shadow="1pt 1pt" fo:font-weight="bold" officeooo:rsid="01c5ff3c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MT13" style:family="text">
      <style:text-properties fo:color="#9999ff" loext:opacity="100%" fo:language="zxx" fo:country="none" fo:font-style="normal" fo:text-shadow="1pt 1pt" fo:font-weight="bold" officeooo:rsid="01f298db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MT14" style:family="text">
      <style:text-properties fo:color="#9999ff" loext:opacity="100%" fo:language="zxx" fo:country="none" fo:font-style="normal" fo:text-shadow="1pt 1pt" fo:font-weight="bold" officeooo:rsid="02754f32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MT15" style:family="text">
      <style:text-properties officeooo:rsid="02c8cd0f"/>
    </style:style>
    <style:style style:name="MT16" style:family="text">
      <style:text-properties fo:font-size="12pt"/>
    </style:style>
    <style:style style:name="MT17" style:family="text">
      <style:text-properties fo:font-size="12pt" officeooo:rsid="02b51838"/>
    </style:style>
    <style:style style:name="MT18" style:family="text">
      <style:text-properties fo:color="#6666ff" loext:opacity="100%" officeooo:rsid="02a4fb9e"/>
    </style:style>
    <style:style style:name="MT19" style:family="text">
      <style:text-properties fo:color="#6666ff" loext:opacity="100%" officeooo:rsid="02c9604e"/>
    </style:style>
    <style:style style:name="MT20" style:family="text">
      <style:text-properties fo:color="#6666ff" loext:opacity="100%" officeooo:rsid="0286edcb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2" text:anchor-type="as-char" svg:width="3.408cm" svg:height="1.09cm" draw:z-index="4"><draw:image xlink:href="Pictures/1000000100000361000001150DA3ADC2.png" xlink:type="simple" xlink:show="embed" xlink:actuate="onLoad" draw:mime-type="image/png"/></draw:frame></text:p>
            </table:table-cell>
            <table:table-cell table:style-name="Tabla2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5"> </text:span><text:span text:style-name="MT6"><text:tab/></text:span><text:span text:style-name="MT7">Curso 2025-2026</text:span><text:span text:style-name="MT8"><text:tab/></text:span></text:p>
              <text:p text:style-name="MP3"><text:span text:style-name="MT9"><text:tab/></text:span><text:span text:style-name="MT10">M</text:span><text:span text:style-name="MT11">ódulo </text:span><text:span text:style-name="MT10">P</text:span><text:span text:style-name="MT11">rofesio</text:span><text:span text:style-name="MT12">n</text:span><text:span text:style-name="MT11">al</text:span><text:span text:style-name="MT13"> MP-0</text:span><text:span text:style-name="MT14">613</text:span><text:span text:style-name="MT13">-</text:span><text:span text:style-name="MT14">DWCS</text:span></text:p>
              <text:p text:style-name="MP4"><text:tab/>EXAMEN <text:span text:style-name="MT15">RECUPERACIÓN</text:span> UD<text:span text:style-name="MT16">0</text:span><text:span text:style-name="MT17">2 <text:s text:c="3"/></text:span><text:tab/><text:span text:style-name="MT18">2</text:span><text:span text:style-name="MT19">0</text:span><text:span text:style-name="MT18">/</text:span><text:span text:style-name="MT19">02</text:span><text:span text:style-name="MT20">/202</text:span><text:span text:style-name="MT19">6</text:span></text:p>
            </table:table-cell>
            <table:table-cell table:style-name="Tabla2.A1" office:value-type="string">
              <text:p text:style-name="MP5"><draw:frame draw:style-name="Mfr2" draw:name="Imagen1" text:anchor-type="as-char" svg:width="4.512cm" svg:height="0.893cm" draw:z-index="9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6"/>
      </style:header>
    </style:master-page>
    <style:master-page style:name="HTML" style:page-layout-name="Mpm2" draw:style-name="Mdp1"/>
    <style:master-page style:name="Convertir_20_1" style:display-name="Convertir 1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02.64</meta:creation-date>
    <meta:editing-duration>P1DT4H47M38S</meta:editing-duration>
    <meta:editing-cycles>495</meta:editing-cycles>
    <meta:generator>LibreOffice/25.8.5.2$Windows_X86_64 LibreOffice_project/9c8b85f387cc00a89945a79c9e6239f32e450ac2</meta:generator>
    <dc:date>2026-04-08T19:35:04.188900400</dc:date>
    <meta:print-date>2023-10-17T13:42:09.845000000</meta:print-date>
    <meta:printed-by>Archivos PDF</meta:printed-by>
    <meta:document-statistic meta:table-count="8" meta:image-count="2" meta:object-count="0" meta:page-count="5" meta:paragraph-count="148" meta:word-count="1457" meta:character-count="8203" meta:non-whitespace-character-count="6721"/>
    <meta:user-defined meta:name="Info 1"/>
    <meta:user-defined meta:name="Info 2"/>
    <meta:user-defined meta:name="Info 3"/>
    <meta:user-defined meta:name="Info 4"/>
  </office:meta>
</office:document-meta>
</file>